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7216" draw:style-name="a0" draw:name="Image2" text:anchor-type="paragraph" svg:x="-0.1563in" svg:y="-0.7874in" svg:width="6.69291in" svg:height="3.7645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draw:frame draw:z-index="251658240" draw:style-name="a1" draw:name="Image1" text:anchor-type="paragraph" svg:x="-0.1563in" svg:y="0.10906in" svg:width="6.69291in" svg:height="3.7645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sult</text:p>
      <text:p text:style-name="Standard"/>
      <text:p text:style-name="Standard"/>
      <text:p text:style-name="Standard"/>
      <text:p text:style-name="Standard"><draw:frame draw:z-index="251662336" draw:style-name="a2" draw:name="Image1" text:anchor-type="paragraph" svg:x="0in" svg:y="0.19097in" svg:width="6.69291in" svg:height="3.7645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0288" draw:style-name="a3" draw:name="Image1" text:anchor-type="paragraph" svg:x="0in" svg:y="5.67778in" svg:width="6.69236in" svg:height="3.76389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6409</dc:creator>
    <meta:creation-date>2023-10-17T05:40:00Z</meta:creation-date>
    <dc:date>2023-10-17T05:41:00Z</dc:date>
    <meta:template xlink:href="Normal" xlink:type="simple"/>
    <meta:editing-cycles>2</meta:editing-cycles>
    <meta:editing-duration>PT60S</meta:editing-duration>
    <meta:document-statistic meta:page-count="3" meta:paragraph-count="1" meta:word-count="8" meta:character-count="57" meta:row-count="1" meta:non-whitespace-character-count="50"/>
  </office:meta>
</office:document-meta>
</file>